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7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9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7" style:family="table-cell" style:parent-style-name="Default">
      <style:text-properties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20:42:28.792325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15T20:59:31.459343771</dc:date>
    <meta:editing-duration>P3DT2H33M37S</meta:editing-duration>
    <meta:editing-cycles>2631</meta:editing-cycles>
    <dc:creator>Ilya Shpigor</dc:creator>
    <meta:document-statistic meta:table-count="5" meta:cell-count="332" meta:object-count="0"/>
  </office:meta>
</office:document-meta>
</file>